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F240593493289FAB75.png" manifest:media-type="image/png"/>
  <manifest:file-entry manifest:full-path="Pictures/10000201000000EF000000F2D5D7F4A29427EDA5.png" manifest:media-type="image/png"/>
  <manifest:file-entry manifest:full-path="Pictures/10000201000000EF000000F2798C375F7DB24F5A.png" manifest:media-type="image/png"/>
  <manifest:file-entry manifest:full-path="Pictures/10000201000000EF000000F24F36BDA3B08C972F.png" manifest:media-type="image/png"/>
  <manifest:file-entry manifest:full-path="Pictures/10000201000000EF000000F2FE4FA799EB40430F.png" manifest:media-type="image/png"/>
  <manifest:file-entry manifest:full-path="Pictures/10000201000000EF000000F297E19EB6303E295C.png" manifest:media-type="image/png"/>
  <manifest:file-entry manifest:full-path="Pictures/10000201000000A300000165D0D6EFDF491754F3.png" manifest:media-type="image/png"/>
  <manifest:file-entry manifest:full-path="Pictures/10001822000012010000122A83ADFD80BA94B680.svg" manifest:media-type="image/svg+xml"/>
  <manifest:file-entry manifest:full-path="Pictures/100002010000008800000089355306478C7561EF.png" manifest:media-type="image/png"/>
  <manifest:file-entry manifest:full-path="Pictures/10000201000000EF000000F2A3AF8CCEBF681FBC.png" manifest:media-type="image/png"/>
  <manifest:file-entry manifest:full-path="Pictures/10000201000000EF000000F2DF9A19D202F9AC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33333" draw:fill-color="#dddddd" draw:opacity="23%" draw:textarea-horizontal-align="justify" draw:textarea-vertical-align="middle" draw:auto-grow-height="false" fo:min-height="7.05cm" fo:min-width="9.4cm"/>
    </style:style>
    <style:style style:name="gr2" style:family="graphic" style:parent-style-name="standard">
      <style:graphic-properties draw:stroke="none" draw:fill-color="#99ff99" draw:opacity="70%" draw:textarea-horizontal-align="justify" draw:textarea-vertical-align="middle" draw:auto-grow-height="false" fo:min-height="1.55cm" fo:min-width="2.6cm"/>
    </style:style>
    <style:style style:name="gr3" style:family="graphic" style:parent-style-name="standard">
      <style:graphic-properties draw:stroke="none" draw:stroke-dash="Ultrafine_20_Dashe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84d1" draw:secondary-fill-color="#729fcf" draw:gradient-step-count="0" draw:fill-hatch-solid="false" draw:opacity="9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stroke-dash="Ultrafine_20_Dashed" draw:fill-color="#0084d1" draw:opacity="90%" dr3d:vertical-segments="16" dr3d:close-front="true" dr3d:close-back="true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10%" draw:blue="15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5cm" fo:min-width="2.5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1.857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333333" draw:marker-start-width="0.252cm" draw:marker-end-width="0.252cm" draw:fill-color="#66ffff" draw:textarea-horizontal-align="justify" draw:textarea-vertical-align="middle" draw:auto-grow-height="false" fo:min-height="0.75cm" fo:min-width="0.1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333333" draw:marker-start="Arrow_20_concave" draw:marker-start-width="0.3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3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3.832cm" fo:min-width="9.882cm" fo:padding-top="0.134cm" fo:padding-bottom="0.134cm" fo:padding-left="0.259cm" fo:padding-right="0.259cm"/>
    </style:style>
    <style:style style:name="gr14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7%" fo:clip="rect(0cm, 0cm, 0cm, 0cm)" draw:image-opacity="100%" style:mirror="none"/>
    </style:style>
    <style:style style:name="gr15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2.466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333333" draw:marker-start-width="0.252cm" draw:marker-end-width="0.252cm" draw:fill-color="#ffffff" draw:textarea-horizontal-align="justify" draw:textarea-vertical-align="middle" draw:auto-grow-height="false" fo:min-height="0.716cm" fo:min-width="0.0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9.5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4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75cm"/>
    </style:style>
    <style:style style:name="gr2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.018cm" svg:stroke-color="#333333" draw:marker-start-width="0.227cm" draw:marker-end-width="0.227cm" draw:fill="none" draw:fill-color="#eeeeee" draw:opacity="45%" draw:textarea-horizontal-align="justify" draw:textarea-vertical-align="middle" draw:auto-grow-height="false" fo:min-height="7.732cm" fo:min-width="10.882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1.569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.446cm"/>
    </style:style>
    <style:style style:name="gr24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5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716cm" fo:min-width="0.2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.216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28cm" svg:stroke-color="#333333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333333" draw:marker-start="Arrow_20_concave" draw:marker-start-width="0.342cm" draw:marker-end="Arrow_20_concave" draw:marker-end-width="0.342cm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draw:stroke="solid" svg:stroke-width="0.035cm" svg:stroke-color="#333333" draw:marker-start-width="0.252cm" draw:marker-end-width="0.252cm" draw:fill-color="#ffff99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333333" draw:marker-start-width="0.252cm" draw:marker-end-width="0.252cm" draw:fill-color="#99ff99" draw:opacity="70%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-color="#dddddd" draw:opacity="23%"/>
      <style:paragraph-properties fo:text-align="center"/>
    </style:style>
    <style:style style:name="P2" style:family="paragraph">
      <loext:graphic-properties draw:fill-color="#99ff99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66ffff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eeeeee" draw:opacity="45%"/>
      <style:paragraph-properties fo:text-align="center"/>
    </style:style>
    <style:style style:name="P9" style:family="paragraph">
      <loext:graphic-properties draw:fill="none" draw:fill-color="#ffffff"/>
      <style:text-properties fo:font-size="9pt" style:font-size-asian="9pt" style:font-size-complex="9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2" style:family="paragraph">
      <loext:graphic-properties draw:fill-color="#ffff99"/>
      <style:paragraph-properties fo:text-align="center"/>
      <style:text-properties fo:font-size="8pt" style:font-size-asian="8pt" style:font-size-complex="8pt"/>
    </style:style>
    <style:style style:name="P13" style:family="paragraph">
      <loext:graphic-properties draw:fill-color="#99ff99" draw:opacity="70%"/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5" style:family="paragraph">
      <loext:graphic-properties draw:fill-color="#ffff99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99ff99" draw:opacity="70%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9.9cm" svg:height="7.3cm" svg:x="2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1cm" svg:height="1.8cm" svg:x="6cm" svg:y="22.1cm">
          <text:p/>
          <draw:enhanced-geometry svg:viewBox="0 0 21600 21600" draw:type="rectangle" draw:enhanced-path="M 0 0 L 21600 0 21600 21600 0 21600 0 0 Z N"/>
        </draw:custom-shape>
        <dr3d:scene draw:style-name="gr3" svg:width="0.7cm" svg:height="0.985cm" svg:x="19.1cm" svg:y="20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" draw:layer="layout" svg:viewBox="0 -5000 2500 10000" svg:d="M0-5000h250 250 500 500 500 250 250v10000h-250-250-500-500-500-250-250z"/>
        </dr3d:scene>
        <draw:frame draw:style-name="gr5" draw:text-style-name="P3" xml:id="id4" draw:id="id4" draw:layer="layout" svg:width="1.031cm" svg:height="1.043cm" svg:x="10.8cm" svg:y="22.668cm">
          <draw:image xlink:href="Pictures/10000201000000EF000000F297E19EB6303E295C.png" xlink:type="simple" xlink:show="embed" xlink:actuate="onLoad">
            <text:p/>
          </draw:image>
        </draw:frame>
        <draw:custom-shape draw:style-name="gr6" draw:text-style-name="P5" xml:id="id3" draw:id="id3" draw:layer="layout" svg:width="3cm" svg:height="1cm" svg:x="6.049cm" svg:y="22.7cm">
          <text:p text:style-name="P4"><text:span text:style-name="T1">Data Acces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cm" svg:height="1.8cm" svg:x="3.1cm" svg:y="19.3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91cm" svg:height="1cm" svg:x="3.758cm" svg:y="19.969cm">
          <text:p text:style-name="P4"><text:span text:style-name="T1">UI Logic</text:span></text:p>
          <text:p text:style-name="P4"><text:span text:style-name="T1">UI Stat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6cm" svg:height="1cm" svg:x="3.158cm" svg:y="19.969cm">
          <text:p text:style-name="P4"><text:span text:style-name="T1">UI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4.65cm" svg:y1="21.169cm" svg:x2="7.55cm" svg:y2="22.1cm" draw:start-shape="id1" draw:start-glue-point="2" draw:end-shape="id2" draw:end-glue-point="0" svg:d="M4650 21169l2900 931" svg:viewBox="0 0 2901 932">
          <text:p/>
        </draw:connector>
        <draw:frame draw:style-name="gr10" draw:text-style-name="P7" draw:layer="layout" svg:width="6.336cm" svg:height="0.569cm" svg:x="2.6cm" svg:y="18.5cm">
          <draw:text-box>
            <text:p><text:span text:style-name="T1">Thin Server Architecture (HTML5 Applications)</text:span></text:p>
          </draw:text-box>
        </draw:frame>
        <draw:connector draw:style-name="gr9" draw:text-style-name="P3" draw:layer="layout" draw:type="line" svg:x1="9.049cm" svg:y1="23.2cm" svg:x2="10.8cm" svg:y2="23.189cm" draw:start-shape="id3" draw:start-glue-point="1" draw:end-shape="id4" draw:end-glue-point="3" svg:d="M9049 23200l1751-11" svg:viewBox="0 0 1752 12">
          <text:p/>
        </draw:connector>
        <draw:frame draw:style-name="gr5" draw:text-style-name="P3" draw:layer="layout" svg:width="0.8cm" svg:height="0.809cm" svg:x="3.356cm" svg:y="20.886cm">
          <draw:image xlink:href="Pictures/10000201000000EF000000F2798C375F7DB24F5A.png" xlink:type="simple" xlink:show="embed" xlink:actuate="onLoad">
            <text:p/>
          </draw:image>
        </draw:frame>
        <draw:frame draw:style-name="gr11" draw:text-style-name="P7" draw:layer="layout" svg:width="2.064cm" svg:height="0.569cm" svg:x="2.729cm" svg:y="21.731cm">
          <draw:text-box>
            <text:p><text:span text:style-name="T1">WebStorage</text:span></text:p>
          </draw:text-box>
        </draw:frame>
        <draw:frame draw:style-name="gr12" draw:text-style-name="P7" draw:layer="layout" svg:width="0.896cm" svg:height="0.569cm" svg:x="10.886cm" svg:y="23.731cm">
          <draw:text-box>
            <text:p><text:span text:style-name="T1">DB</text:span></text:p>
          </draw:text-box>
        </draw:frame>
        <draw:g>
          <draw:custom-shape draw:style-name="gr13" draw:text-style-name="P8" draw:layer="layout" svg:width="10.4cm" svg:height="4.1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.1cm" svg:height="1.8cm" svg:x="6.601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xml:id="id7" draw:id="id7" draw:layer="layout" svg:width="0.833cm" svg:height="0.843cm" svg:x="11.099cm" svg:y="3.9cm">
            <draw:image xlink:href="Pictures/10000201000000EF000000F2A3AF8CCEBF681FBC.png" xlink:type="simple" xlink:show="embed" xlink:actuate="onLoad">
              <text:p/>
            </draw:image>
          </draw:frame>
          <draw:custom-shape draw:style-name="gr15" draw:text-style-name="P5" xml:id="id6" draw:id="id6" draw:layer="layout" svg:width="3cm" svg:height="1cm" svg:x="6.65cm" svg:y="3.8cm">
            <text:p text:style-name="P4"><text:span text:style-name="T1">Data A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.1cm" svg:height="1.8cm" svg:x="2.201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5" draw:id="id5" draw:layer="layout" svg:width="2.391cm" svg:height="1cm" svg:x="2.859cm" svg:y="3.8cm">
            <text:p text:style-name="P4"><text:span text:style-name="T1">UI Logic</text:span></text:p>
            <text:p text:style-name="P4"><text:span text:style-name="T1">UI St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5" draw:layer="layout" svg:width="0.6cm" svg:height="1cm" svg:x="2.259cm" svg:y="3.8cm">
            <text:p text:style-name="P4"><text:span text:style-name="T1">U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9" draw:text-style-name="P3" draw:layer="layout" draw:type="line" svg:x1="5.25cm" svg:y1="4.3cm" svg:x2="6.65cm" svg:y2="4.3cm" draw:start-shape="id5" draw:start-glue-point="1" draw:end-shape="id6" draw:end-glue-point="3" svg:d="M5250 4300h1400" svg:viewBox="0 0 1401 1">
            <text:p/>
          </draw:connector>
          <draw:frame draw:style-name="gr17" draw:text-style-name="P9" draw:layer="layout" svg:width="7.064cm" svg:height="0.607cm" svg:x="2.001cm" svg:y="2.031cm">
            <draw:text-box>
              <text:p><text:span text:style-name="T2">Thin Server Architecture (HTML5 Applications)</text:span></text:p>
            </draw:text-box>
          </draw:frame>
          <draw:connector draw:style-name="gr9" draw:text-style-name="P3" draw:layer="layout" draw:type="line" svg:x1="9.65cm" svg:y1="4.3cm" svg:x2="11.099cm" svg:y2="4.321cm" draw:start-shape="id6" draw:start-glue-point="1" draw:end-shape="id7" draw:end-glue-point="3" svg:d="M9650 4300l1449 21" svg:viewBox="0 0 1450 22">
            <text:p/>
          </draw:connector>
          <draw:frame draw:style-name="gr18" draw:text-style-name="P7" draw:layer="layout" svg:width="2.064cm" svg:height="0.569cm" svg:x="3.301cm" svg:y="5.032cm">
            <draw:text-box>
              <text:p><text:span text:style-name="T1">WebStorage</text:span></text:p>
            </draw:text-box>
          </draw:frame>
          <draw:frame draw:style-name="gr19" draw:text-style-name="P7" draw:layer="layout" svg:width="0.896cm" svg:height="0.569cm" svg:x="11.087cm" svg:y="4.763cm">
            <draw:text-box>
              <text:p><text:span text:style-name="T1">DB</text:span></text:p>
            </draw:text-box>
          </draw:frame>
          <draw:frame draw:style-name="gr14" draw:text-style-name="P3" draw:layer="layout" svg:width="0.833cm" svg:height="0.843cm" svg:x="2.442cm" svg:y="4.7cm">
            <draw:image xlink:href="Pictures/10000201000000EF000000F2D5D7F4A29427EDA5.png" xlink:type="simple" xlink:show="embed" xlink:actuate="onLoad">
              <text:p/>
            </draw:image>
          </draw:frame>
        </draw:g>
      </draw:page>
      <draw:page draw:name="page2" draw:style-name="dp1" draw:master-page-name="Обычный">
        <draw:frame draw:style-name="gr20" draw:text-style-name="P3" draw:layer="layout" svg:width="1.002cm" svg:height="2.194cm" svg:x="14.098cm" svg:y="13.187cm">
          <draw:image xlink:href="Pictures/10000201000000A300000165D0D6EFDF491754F3.png" xlink:type="simple" xlink:show="embed" xlink:actuate="onLoad">
            <text:p/>
          </draw:image>
        </draw:frame>
        <draw:g>
          <draw:custom-shape draw:style-name="gr21" draw:text-style-name="P8" draw:layer="layout" svg:width="11.4cm" svg:height="8cm" svg:x="2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2.103cm" svg:height="0.5cm" svg:x="8.797cm" svg:y="8.946cm">
            <text:p text:style-name="P10"><text:span text:style-name="T3">- <text:s text:c="2"/>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9" draw:layer="layout" svg:width="1.946cm" svg:height="0.607cm" svg:x="1.996cm" svg:y="2.031cm">
            <draw:text-box>
              <text:p><text:span text:style-name="T2">Scalability</text:span></text:p>
            </draw:text-box>
          </draw:frame>
          <draw:frame draw:style-name="gr20" draw:text-style-name="P3" draw:layer="layout" svg:width="1.155cm" svg:height="1.166cm" svg:x="2.4cm" svg:y="4.915cm">
            <draw:image xlink:href="Pictures/10001822000012010000122A83ADFD80BA94B680.svg" xlink:type="simple" xlink:show="embed" xlink:actuate="onLoad">
              <text:p/>
            </draw:image>
            <draw:image xlink:href="Pictures/100002010000008800000089355306478C7561EF.png" xlink:type="simple" xlink:show="embed" xlink:actuate="onLoad"/>
          </draw:frame>
          <draw:custom-shape draw:style-name="gr22" draw:text-style-name="P11" draw:layer="layout" svg:width="2.103cm" svg:height="0.5cm" svg:x="2.797cm" svg:y="8.94cm">
            <text:p text:style-name="P10"><text:span text:style-name="T3">- <text:s text:c="2"/>Load Balanc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cm" svg:height="1cm" svg:x="4.6cm" svg:y="5cm">
            <text:p text:style-name="P4"><text:span text:style-name="T1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cm" svg:height="1cm" svg:x="6.7cm" svg:y="5cm">
            <text:p text:style-name="P4"><text:span text:style-name="T1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2" draw:layer="layout" svg:width="1cm" svg:height="1cm" svg:x="8.6cm" svg:y="5cm">
            <text:p text:style-name="P4"><text:span text:style-name="T1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cm" svg:height="1cm" svg:x="6.7cm" svg:y="3.1cm">
            <text:p text:style-name="P4"><text:span text:style-name="T1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3" draw:layer="layout" svg:width="0.8cm" svg:height="1cm" svg:x="6.7cm" svg:y="6.9cm">
            <text:p text:style-name="P4"><text:span text:style-name="T1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0.933cm" svg:height="0.944cm" svg:x="10.636cm" svg:y="5.042cm">
            <draw:image xlink:href="Pictures/10000201000000EF000000F24F36BDA3B08C972F.png" xlink:type="simple" xlink:show="embed" xlink:actuate="onLoad">
              <text:p/>
            </draw:image>
          </draw:frame>
          <draw:custom-shape draw:style-name="gr26" draw:text-style-name="P14" draw:layer="layout" svg:width="0.5cm" svg:height="0.5cm" svg:x="10.856cm" svg:y="5.281cm">
            <text:p text:style-name="P4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5.6cm" svg:y1="4.8cm" svg:x2="6.6cm" svg:y2="3.8cm">
            <text:p/>
          </draw:line>
          <draw:line draw:style-name="gr27" draw:text-style-name="P3" draw:layer="layout" svg:x1="5.6cm" svg:y1="6.2cm" svg:x2="6.6cm" svg:y2="7.2cm">
            <text:p/>
          </draw:line>
          <draw:line draw:style-name="gr27" draw:text-style-name="P3" draw:layer="layout" svg:x1="5.7cm" svg:y1="5.5cm" svg:x2="6.6cm" svg:y2="5.5cm">
            <text:p/>
          </draw:line>
          <draw:line draw:style-name="gr27" draw:text-style-name="P3" draw:layer="layout" svg:x1="7.601cm" svg:y1="5.5cm" svg:x2="8.501cm" svg:y2="5.5cm">
            <text:p/>
          </draw:line>
          <draw:line draw:style-name="gr27" draw:text-style-name="P3" draw:layer="layout" svg:x1="7.6cm" svg:y1="3.8cm" svg:x2="8.6cm" svg:y2="4.8cm">
            <text:p/>
          </draw:line>
          <draw:line draw:style-name="gr27" draw:text-style-name="P3" draw:layer="layout" svg:x1="7.6cm" svg:y1="7.2cm" svg:x2="8.6cm" svg:y2="6.2cm">
            <text:p/>
          </draw:line>
          <draw:frame draw:style-name="gr14" draw:text-style-name="P3" draw:layer="layout" svg:width="0.933cm" svg:height="0.944cm" svg:x="11.937cm" svg:y="3.042cm">
            <draw:image xlink:href="Pictures/10000201000000EF000000F2FE4FA799EB40430F.png" xlink:type="simple" xlink:show="embed" xlink:actuate="onLoad">
              <text:p/>
            </draw:image>
          </draw:frame>
          <draw:custom-shape draw:style-name="gr26" draw:text-style-name="P14" draw:layer="layout" svg:width="0.5cm" svg:height="0.5cm" svg:x="12.146cm" svg:y="3.292cm">
            <text:p text:style-name="P4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0.933cm" svg:height="0.944cm" svg:x="11.938cm" svg:y="7.042cm">
            <draw:image xlink:href="Pictures/10000201000000EF000000F2DF9A19D202F9AC43.png" xlink:type="simple" xlink:show="embed" xlink:actuate="onLoad">
              <text:p/>
            </draw:image>
          </draw:frame>
          <draw:custom-shape draw:style-name="gr26" draw:text-style-name="P14" draw:layer="layout" svg:width="0.5cm" svg:height="0.5cm" svg:x="12.158cm" svg:y="7.281cm">
            <text:p text:style-name="P4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9.692cm" svg:y1="5.5cm" svg:x2="10.592cm" svg:y2="5.5cm">
            <text:p/>
          </draw:line>
          <draw:line draw:style-name="gr27" draw:text-style-name="P3" draw:layer="layout" svg:x1="9.6cm" svg:y1="4.8cm" svg:x2="11.8cm" svg:y2="3.6cm">
            <text:p/>
          </draw:line>
          <draw:line draw:style-name="gr27" draw:text-style-name="P3" draw:layer="layout" svg:x1="9.6cm" svg:y1="6.2cm" svg:x2="11.8cm" svg:y2="7.3cm">
            <text:p/>
          </draw:line>
          <draw:line draw:style-name="gr28" draw:text-style-name="P4" draw:layer="layout" svg:x1="11.1cm" svg:y1="5cm" svg:x2="12cm" svg:y2="4cm">
            <text:p/>
          </draw:line>
          <draw:line draw:style-name="gr28" draw:text-style-name="P4" draw:layer="layout" svg:x1="11.1cm" svg:y1="6cm" svg:x2="12.1cm" svg:y2="7cm">
            <text:p/>
          </draw:line>
          <draw:line draw:style-name="gr28" draw:text-style-name="P4" draw:layer="layout" svg:x1="12.4cm" svg:y1="4.1cm" svg:x2="12.4cm" svg:y2="6.9cm">
            <text:p/>
          </draw:line>
          <draw:line draw:style-name="gr27" draw:text-style-name="P3" draw:layer="layout" svg:x1="3.6cm" svg:y1="5.5cm" svg:x2="4.5cm" svg:y2="5.5cm">
            <text:p/>
          </draw:line>
          <draw:custom-shape draw:style-name="gr29" draw:text-style-name="P15" draw:layer="layout" svg:width="0.4cm" svg:height="0.4cm" svg:x="2.5cm" svg:y="9cm">
            <text:p text:style-name="P4"><text:span text:style-name="T3">L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1" draw:layer="layout" svg:width="2.103cm" svg:height="0.5cm" svg:x="5.991cm" svg:y="8.935cm">
            <text:p text:style-name="P10"><text:span text:style-name="T3">- <text:s text:c="2"/>Web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6" draw:layer="layout" svg:width="0.4cm" svg:height="0.4cm" svg:x="5.691cm" svg:y="8.995cm">
            <text:p text:style-name="P4"><text:span text:style-name="T3">W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0.4cm" svg:height="0.399cm" svg:x="8.494cm" svg:y="9.001cm">
            <draw:image xlink:href="Pictures/10000201000000EF000000F240593493289FAB75.png" xlink:type="simple" xlink:show="embed" xlink:actuate="onLoad">
              <text:p/>
            </draw:image>
          </draw:frame>
          <draw:custom-shape draw:style-name="gr31" draw:text-style-name="P17" draw:layer="layout" svg:width="0.215cm" svg:height="0.211cm" svg:x="8.588cm" svg:y="9.102cm">
            <text:p text:style-name="P4"><text:span text:style-name="T3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3T15:49:41.398653029</meta:creation-date>
    <dc:date>2018-01-24T18:15:40.918222785</dc:date>
    <meta:editing-duration>PT58M21S</meta:editing-duration>
    <meta:editing-cycles>5</meta:editing-cycles>
    <meta:generator>LibreOffice/5.1.6.2$Linux_X86_64 LibreOffice_project/10m0$Build-2</meta:generator>
    <meta:document-statistic meta:object-count="65"/>
  </office:meta>
</office:document-meta>
</file>